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makefile dersi</text:p>
      <text:p text:style-name="rststyle-textbody">makefile formatı yazılan bir kaynak kodu derlemek ve yüklemek için kullanılan ne yaygın derleme talimatı formatlarından biridir.</text:p>
      <text:p text:style-name="rststyle-textbody">Bu yazıda sizlere makefile dosyası nasıl yazılır anlatacağım.</text:p>
      <text:section text:name="Section1" text:style-name="Sect1">
        <text:h text:outline-level="1" text:style-name="rststyle-heading1">Genel bakış</text:h>
        <text:p text:style-name="rststyle-textbody">Örneğin aşağıdaki gibi bir <text:span text:style-name="rststyle-strong">C</text:span> kodumuz olsun</text:p>
        <ns0:p ns0:style-name="rststyle-codeblock">#include &lt;stdio.h&gt;<ns0:line-break/>int main(){<ns0:line-break/><ns0:s ns0:c="4"/>puts("Hello world!\n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puts</text:span>
        <text:span text:style-name="rststyle-punctuation">(</text:span>
        <text:span text:style-name="rststyle-literal">
          <text:span text:style-name="rststyle-string">"Hello world!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nu aşağıdaki komutu kulanarak derleriz ve kurarız.</text:p>
        <ns0:p ns0:style-name="rststyle-codeblock">$ gcc -o hello hello.c<ns0:line-break/>$ install hello /usr/bin/hello</ns0:p>
        <text:span text:style-name="rststyle-name">$</text:span>
        <text:span text:style-name="rststyle-whitespace"> </text:span>
        <text:span text:style-name="rststyle-name">gcc</text:span>
        <text:span text:style-name="rststyle-whitespace"> </text:span>
        <text:span text:style-name="rststyle-operator">-</text:span>
        <text:span text:style-name="rststyle-name">o</text:span>
        <text:span text:style-name="rststyle-whitespace"> </text:span>
        <text:span text:style-name="rststyle-name">hello</text:span>
        <text:span text:style-name="rststyle-whitespace"> </text:span>
        <text:span text:style-name="rststyle-name">hello</text:span>
        <text:span text:style-name="rststyle-punctuation">.</text:span>
        <text:span text:style-name="rststyle-name">c</text:span>
        <text:span text:style-name="rststyle-whitespace">
</text:span>
        <text:span text:style-name="rststyle-name">$</text:span>
        <text:span text:style-name="rststyle-whitespace"> </text:span>
        <text:span text:style-name="rststyle-name">install</text:span>
        <text:span text:style-name="rststyle-whitespace"> </text:span>
        <text:span text:style-name="rststyle-name">hello</text:span>
        <text:span text:style-name="rststyle-whitespace"> </text:span>
        <text:span text:style-name="rststyle-operator">/</text:span>
        <text:span text:style-name="rststyle-name">usr</text:span>
        <text:span text:style-name="rststyle-operator">/</text:span>
        <text:span text:style-name="rststyle-name">bin</text:span>
        <text:span text:style-name="rststyle-operator">/</text:span>
        <text:span text:style-name="rststyle-name">hello</text:span>
        <text:p text:style-name="rststyle-textbody">Makefile dosyalarının bölüm tanımlamalarında girintileme amaçlı <text:span text:style-name="rststyle-strong">Tab</text:span> kullanılır.</text:p>
        <text:p text:style-name="rststyle-textbody">Şimdi aşağıdaki makefile dosyasını inceleyelim.</text:p>
        <ns0:p ns0:style-name="rststyle-codeblock">PREFIX=/usr<ns0:line-break/>build:<ns0:line-break/><ns0:s ns0:c="8"/>$(CC) -o hello hello.c<ns0:line-break/><ns0:line-break/>install:<ns0:line-break/><ns0:s ns0:c="8"/>install hello $(DESTDIR)/$(PREFIX)/bin/hello</ns0:p>
        <text:span text:style-name="rststyle-name">
          <text:span text:style-name="rststyle-variable">PREFIX</text:span>
        </text:span>
        <text:span text:style-name="rststyle-operator">=</text:span>
        <text:span text:style-name="rststyle-name">
          <text:span text:style-name="rststyle-function">build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name">
          <text:span text:style-name="rststyle-function">install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keyword">$(</text:span>
        <text:span text:style-name="rststyle-keyword">)</text:span>
        <text:p text:style-name="rststyle-textbody">Burada <text:span text:style-name="rststyle-strong">PREFIX</text:span>, <text:span text:style-name="rststyle-strong">CC</text:span>, <text:span text:style-name="rststyle-strong">DESTDIR</text:span> gibi parametreler değişkendir. Bu değişkenler derleme esnasında değiştirilebilir.</text:p>
        <text:p text:style-name="rststyle-textbody">Bu makefile dosyasını kullanarak derlemeyi ve yüklemeyi aşağıdaki gibi yaparız.</text:p>
        <ns0:p ns0:style-name="rststyle-codeblock">$ make<ns0:line-break/>$ make install</ns0:p>
        <text:span text:style-name="rststyle-name">$</text:span>
        <text:span text:style-name="rststyle-whitespace"> </text:span>
        <text:span text:style-name="rststyle-name">make</text:span>
        <text:span text:style-name="rststyle-whitespace">
</text:span>
        <text:span text:style-name="rststyle-name">$</text:span>
        <text:span text:style-name="rststyle-whitespace"> </text:span>
        <text:span text:style-name="rststyle-name">make</text:span>
        <text:span text:style-name="rststyle-whitespace"> </text:span>
        <text:span text:style-name="rststyle-name">install</text:span>
        <text:p text:style-name="rststyle-textbody">Görüldüğü gibi derleme ve yükleme işlemi daha kolay ve nasıl derleneceğini basitçe belirtmiş olduk.</text:p>
        <text:p text:style-name="rststyle-textbody">Burada kullandığımız değişkenler şu şekilde açılnabilir.</text:p>
        <text:list text:style-name="rststyle-bulletlist">
          <text:list-item>
            <text:p text:style-name="rststyle-bulletitem">PREFIX = /usr olarak tanımladık.</text:p>
          </text:list-item>
          <text:list-item>
            <text:p text:style-name="rststyle-bulletitem">DESTDIR = paket sistemleri paket yaparken bu değişkeni otomatik olarak değiştirir. Kurulacak kök dizin konumudur.</text:p>
          </text:list-item>
          <text:list-item>
            <text:p text:style-name="rststyle-bulletitem">CC = derleyicinin adıdır. Bu değişkeni ayarlayarak derleyiciyi değiştirebilirsiniz.</text:p>
          </text:list-item>
        </text:list>
        <text:p text:style-name="rststyle-textbody">Make komutuna eğer hiç parametre verimezsek ilk baştaki bölümü çalıştırır. Biz ilk başta <text:span text:style-name="rststyle-strong">build</text:span> tanımladığımız için make komutu build çalıştırır. make komutuna parametre olarak bölüm verirsek o bölüm çalıştırılır.</text:p>
      </text:section>
      <text:section text:name="Section2" text:style-name="Sect1">
        <text:h text:outline-level="1" text:style-name="rststyle-heading1">Değişken işlemleri</text:h>
        <text:p text:style-name="rststyle-textbody">Değişken tanımlamak için <text:span text:style-name="rststyle-strong">variable=value</text:span> şeklinde tanımlanabilir. değişkeni kullanırken de <text:span text:style-name="rststyle-strong">$()</text:span> işareti arasına alınır. Örneğin:</text:p>
        <ns0:p ns0:style-name="rststyle-codeblock">yazi=hello world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Bu değişkeni <text:span text:style-name="rststyle-strong">make yazi=deneme123</text:span> şeklinde komut vererek değiştirebiliriz.</text:p>
        <text:p text:style-name="rststyle-textbody">Var olan bir değişkene ekleme yapmak için <text:span text:style-name="rststyle-strong">+=</text:span> ifadesi kullanılır.  <text:span text:style-name="rststyle-strong">:=</text:span> ifadesi eğer tanımlama varsa ekleme yapar. <text:span text:style-name="rststyle-strong">?=</text:span> sadece daha önceden tanımlanmışsa ekleme yapar.</text:p>
        <ns0:p ns0:style-name="rststyle-codeblock">yazi=hello<ns0:line-break/>yazi+=world<ns0:line-break/>sayi:=$(shell ls)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variable">yazi</text:span>
        </text:span>
        <text:span text:style-name="rststyle-operator">+=</text:span>
        <text:span text:style-name="rststyle-name">
          <text:span text:style-name="rststyle-variable">sayi</text:span>
        </text:span>
        <text:span text:style-name="rststyle-operator">:=</text:span>
        <text:span text:style-name="rststyle-keyword">$(</text:span>
        <text:span text:style-name="rststyle-keyword">)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Eğer <text:span text:style-name="rststyle-strong">$</text:span> işareti kullanmanız gereken bir durum oluşursa <text:span text:style-name="rststyle-strong">$$</text:span> ifadesi kullanabilirsiniz. Örneğin:</text:p>
        <ns0:p ns0:style-name="rststyle-codeblock">hello:<ns0:line-break/><ns0:s ns0:c="8"/>bash -c "echo $$HOME"</ns0:p>
        <text:span text:style-name="rststyle-name">
          <text:span text:style-name="rststyle-function">hello</text:span>
        </text:span>
        <text:span text:style-name="rststyle-operator">:</text:span>
        <text:span text:style-name="rststyle-literal">
          <text:span text:style-name="rststyle-string">
            <text:span text:style-name="rststyle-double">"echo </text:span>
          </text:span>
        </text:span>
        <text:span text:style-name="rststyle-name">
          <text:span text:style-name="rststyle-variable">$$</text:span>
        </text:span>
        <text:span text:style-name="rststyle-literal">
          <text:span text:style-name="rststyle-string">
            <text:span text:style-name="rststyle-double">HOME"</text:span>
          </text:span>
        </text:span>
      </text:section>
      <text:section text:name="Section3" text:style-name="Sect1">
        <text:h text:outline-level="1" text:style-name="rststyle-heading1">Bölümler</text:h>
        <text:p text:style-name="rststyle-textbody">Makefile yazarken bölümler tanımlanır ve eğer bölümün adı belirtilmemişse ilk bölüm çalıştırılır. Bölümler arası bağımlılık vermek için aşağıdaki gibi bir kullanım yapılmalıdır.</text:p>
        <ns0:p ns0:style-name="rststyle-codeblock">yazi: sayi test<ns0:line-break/><ns0:s ns0:c="8"/>echo "Hello world"<ns0:line-break/>sayi:<ns0:line-break/><ns0:s ns0:c="8"/>echo 12<ns0:line-break/>test:<ns0:line-break/><ns0:s ns0:c="8"/>echo test123</ns0:p>
        <text:span text:style-name="rststyle-name">
          <text:span text:style-name="rststyle-function">yazi</text:span>
        </text:span>
        <text:span text:style-name="rststyle-operator">:</text:span>
        <text:span text:style-name="rststyle-name">sayi</text:span>
        <text:span text:style-name="rststyle-name">test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name">
          <text:span text:style-name="rststyle-function">sayi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number">12</text:span>
        </text:span>
        <text:span text:style-name="rststyle-name">
          <text:span text:style-name="rststyle-function">test</text:span>
        </text:span>
        <text:span text:style-name="rststyle-operator">:</text:span>
        <text:span text:style-name="rststyle-name">
          <text:span text:style-name="rststyle-builtin">echo</text:span>
        </text:span>
        <text:p text:style-name="rststyle-textbody">Yukarıdaki dosyayı çalıştırdığımızda sırasıyla <text:span text:style-name="rststyle-strong">sayi</text:span> -&gt; <text:span text:style-name="rststyle-strong">test</text:span> -&gt; <text:span text:style-name="rststyle-strong">yazi</text:span> bölümleri çalıştırılır.</text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root</meta:initial-creator>
    <meta:creation-date>2021-11-02T12:31:31</meta:creation-date>
    <dc:creator>root</dc:creator>
    <dc:date>2021-11-02T12:31:31</dc:date>
    <dc:language>en-US</dc:language>
    <meta:editing-cycles>1</meta:editing-cycles>
    <meta:editing-duration>PT00M01S</meta:editing-duration>
    <dc:title>makefile dersi</dc:title>
  </office:meta>
</office:document-meta>
</file>